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text-properties style:font-name="Couri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ourier"/>
    </style:style>
    <style:style style:name="T1" style:family="text">
      <style:text-properties style:font-name="Couri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draw:fill="solid" draw:fill-color="#ffffff" draw:textarea-horizontal-align="left" draw:textarea-vertical-align="top" draw:auto-grow-height="fals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dash" draw:stroke-dash="Fine_20_Dashed" draw:marker-end="Arrowheads_20_1" draw:fill="solid" draw:fill-color="#ffffff" draw:textarea-horizontal-align="justify" draw:textarea-vertical-align="middle" draw:auto-grow-height="false" style:run-through="foreground"/>
    </style:style>
    <style:style style:name="gr5" style:family="graphic">
      <style:graphic-properties draw:stroke="dash" draw:stroke-dash="Ultrafine_20_Dashed" draw:marker-end="Arrowheads_20_1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Fine_20_Dashed" draw:fill="solid" draw:fill-color="#ffffff" draw:textarea-horizontal-align="justify" draw:textarea-vertical-align="middle" draw:auto-grow-height="false" style:run-through="foreground"/>
    </style:style>
    <style:style style:name="gr7" style:family="graphic">
      <style:graphic-properties draw:stroke="dash" draw:stroke-dash="Ultrafine_20_Dashed" draw:marker-end="Arrowheads_20_1" draw:fill="solid" draw:fill-color="#ffffff" draw:textarea-horizontal-align="center" draw:textarea-vertical-align="middle" style:run-through="foreground"/>
    </style:style>
    <style:style style:name="gr8" style:family="graphic">
      <style:graphic-properties draw:stroke="solid" draw:stroke-dash="Fine_20_Dashed" draw:marker-end="" draw:fill="solid" draw:fill-color="#ffffff" draw:textarea-horizontal-align="center" draw:textarea-vertical-align="middle" style:run-through="foreground"/>
    </style:style>
    <style:style style:name="gr9" style:family="graphic">
      <style:graphic-properties draw:stroke="solid" draw:stroke-dash="Fine_20_Dashed" draw:marker-end="Arrowheads_20_1" draw:fill="solid" draw:fill-color="#ffffff" draw:textarea-horizontal-align="center" draw:textarea-vertical-align="middle" style:run-through="foreground"/>
    </style:style>
    <style:style style:name="gr10" style:family="graphic">
      <style:graphic-properties draw:stroke="dash" draw:stroke-dash="Fine_20_Dashed" draw:marker-end="Arrowheads_20_1" draw:fill="solid" draw:fill-color="#ffffff" draw:textarea-horizontal-align="center" draw:textarea-vertical-align="middle" style:run-through="foreground"/>
    </style:style>
    <style:style style:name="gr11" style:family="graphic">
      <style:graphic-properties draw:stroke="solid" draw:stroke-dash="Fine_20_Dashed" draw:marker-end="Arrowheads_20_1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draw:stroke-dash="Fine_20_Dashed" draw:marker-end="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dash" draw:stroke-dash="Fine_20_Dashed" svg:stroke-width="0.0201in" draw:marker-start-width="0.1689in" draw:marker-end="Arrowheads_20_1" draw:marker-end-width="0.1689in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draw:text-style-name="P1" svg:width="3.3614in" svg:height="3.8543in" svg:x="3.9035in" svg:y="1.8717in"><text:p><text:span text:style-name="T1">Sterownik silnik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"><draw:custom-shape draw:style-name="gr4" draw:text-style-name="P3" svg:width="2.7894in" svg:height="0.4169in" svg:x="4.0465in" svg:y="2.9807in"><text:p text:style-name="P2"><text:span text:style-name="T1">Odbierz sygnał sterując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3" svg:width="2.8106in" svg:height="0.4169in" svg:x="4.0362in" svg:y="3.637in"><text:p text:style-name="P2"><text:span text:style-name="T1">Zapisz odebraną wartość </text:span></text:p><text:p text:style-name="P2"><text:span text:style-name="T1">do tablic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3" svg:width="2.8425in" svg:height="0.4169in" svg:x="4.0201in" svg:y="4.2618in"><text:p text:style-name="P2"><text:span text:style-name="T1">Uśrednij wartości sygnałów </text:span></text:p><text:p text:style-name="P2"><text:span text:style-name="T1">sterujący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3" svg:width="2.8425in" svg:height="0.4169in" svg:x="4.0201in" svg:y="4.887in"><text:p text:style-name="P2"><text:span text:style-name="T1">Wygeneruj sygnał PWM </text:span></text:p><text:p text:style-name="P2"><text:span text:style-name="T1">sterujący silnikie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draw:g><draw:g text:anchor-type="paragraph" draw:z-index="2" draw:style-name="gr1"><draw:g draw:style-name="gr3"><draw:custom-shape draw:style-name="gr2" draw:text-style-name="P1" svg:width="3.5835in" svg:height="3.8543in" svg:x="-0.0181in" svg:y="-0.0055in"><text:p><text:span text:style-name="T1">Kontroler lot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"><draw:custom-shape draw:style-name="gr6" draw:text-style-name="P1" svg:width="2.865in" svg:height="0.4169in" svg:x="0.5236in" svg:y="0.9945in"><text:p><text:span text:style-name="T1">Odbierz polecenie sterują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1" svg:width="2.865in" svg:height="0.4169in" svg:x="0.5236in" svg:y="1.661in"><text:p><text:span text:style-name="T1">Odczytaj dane z czujników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1" svg:width="2.865in" svg:height="0.4169in" svg:x="0.5236in" svg:y="2.3382in"><text:p><text:span text:style-name="T1">Oblicz wartości sygnałów </text:span></text:p><text:p><text:span text:style-name="T1">sterującyc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1" svg:width="2.865in" svg:height="0.4169in" svg:x="0.5236in" svg:y="2.9843in"><text:p><text:span text:style-name="T1">Wygeneruj sygnały sterują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draw:g><draw:ellipse draw:style-name="gr7" draw:text-style-name="P3" svg:width="1.1161in" svg:height="0.2898in" svg:x="1.3748in" svg:y="0.4126in"><text:p text:style-name="P2"><text:span text:style-name="T1">Start</text:span></text:p></draw:ellipse><draw:line draw:style-name="gr8" draw:text-style-name="P2" svg:x1="1.9248in" svg:y1="3.4008in" svg:x2="1.9248in" svg:y2="3.6417in"><text:p/></draw:line><draw:line draw:style-name="gr8" draw:text-style-name="P2" svg:x1="1.9248in" svg:y1="3.6417in" svg:x2="0.3673in" svg:y2="3.6417in"><text:p/></draw:line><draw:line draw:style-name="gr8" draw:text-style-name="P2" svg:x1="0.3673in" svg:y1="3.6417in" svg:x2="0.3673in" svg:y2="0.8201in"><text:p/></draw:line><draw:line draw:style-name="gr9" draw:text-style-name="P2" svg:x1="0.3673in" svg:y1="0.8201in" svg:x2="1.9327in" svg:y2="0.8201in"><text:p/></draw:line><draw:line draw:style-name="gr10" draw:text-style-name="P2" svg:x1="1.9374in" svg:y1="2.7547in" svg:x2="1.9374in" svg:y2="2.9839in"><text:p/></draw:line><draw:line draw:style-name="gr9" draw:text-style-name="P2" svg:x1="1.9264in" svg:y1="2.078in" svg:x2="1.9264in" svg:y2="2.3382in"><text:p/></draw:line><draw:line draw:style-name="gr9" draw:text-style-name="P2" svg:x1="1.9319in" svg:y1="1.411in" svg:x2="1.9319in" svg:y2="1.661in"><text:p/></draw:line><draw:line draw:style-name="gr9" draw:text-style-name="P2" svg:x1="1.9327in" svg:y1="0.702in" svg:x2="1.9327in" svg:y2="0.9945in"><text:p/></draw:line></draw:g><draw:ellipse text:anchor-type="paragraph" draw:z-index="1" draw:style-name="gr5" draw:text-style-name="P3" svg:width="1.1161in" svg:height="0.2898in" svg:x="5.0209in" svg:y="2.3528in"><text:p text:style-name="P2"><text:span text:style-name="T1">Start</text:span></text:p></draw:ellipse><draw:line text:anchor-type="paragraph" draw:z-index="3" draw:style-name="gr11" draw:text-style-name="P2" svg:x1="5.5898in" svg:y1="2.6425in" svg:x2="5.5898in" svg:y2="2.9807in"><text:p/></draw:line><draw:line text:anchor-type="paragraph" draw:z-index="4" draw:style-name="gr11" draw:text-style-name="P2" svg:x1="5.5898in" svg:y1="3.3972in" svg:x2="5.5898in" svg:y2="3.637in"><text:p/></draw:line><draw:line text:anchor-type="paragraph" draw:z-index="5" draw:style-name="gr11" draw:text-style-name="P2" svg:x1="5.5839in" svg:y1="4.0535in" svg:x2="5.5839in" svg:y2="4.2618in"><text:p/></draw:line><draw:line text:anchor-type="paragraph" draw:z-index="6" draw:style-name="gr11" draw:text-style-name="P2" svg:x1="5.578in" svg:y1="4.6783in" svg:x2="5.578in" svg:y2="4.8866in"><text:p/></draw:line><draw:line text:anchor-type="paragraph" draw:z-index="7" draw:style-name="gr11" draw:text-style-name="P2" svg:x1="5.5839in" svg:y1="5.3035in" svg:x2="5.5839in" svg:y2="5.5744in"><text:p/></draw:line><draw:line text:anchor-type="paragraph" draw:z-index="8" draw:style-name="gr12" draw:text-style-name="P2" svg:x1="5.5839in" svg:y1="5.5744in" svg:x2="7.0012in" svg:y2="5.5744in"><text:p/></draw:line><draw:line text:anchor-type="paragraph" draw:z-index="9" draw:style-name="gr12" draw:text-style-name="P2" svg:x1="7.0016in" svg:y1="5.574in" svg:x2="7.0016in" svg:y2="2.7756in"><text:p/></draw:line><draw:line text:anchor-type="paragraph" draw:z-index="10" draw:style-name="gr11" draw:text-style-name="P2" svg:x1="7.0016in" svg:y1="2.7756in" svg:x2="5.5898in" svg:y2="2.7756in"><text:p/></draw:line><draw:line text:anchor-type="paragraph" draw:z-index="11" draw:style-name="gr13" draw:text-style-name="P2" svg:x1="3.3882in" svg:y1="3.1909in" svg:x2="4.0465in" svg:y2="3.1909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usz </meta:initial-creator>
    <meta:creation-date>2015-12-22T13:41:48.527693282</meta:creation-date>
    <dc:date>2015-12-22T14:05:44.316265246</dc:date>
    <dc:creator>dariusz </dc:creator>
    <meta:editing-duration>PT8M33S</meta:editing-duration>
    <meta:editing-cycles>1</meta:editing-cycles>
    <meta:generator>LibreOffice/4.2.7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